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Equal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Equals.ReflectionEquals( Object wanted , String ... exclude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Equals.matches( Object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